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13c1f" officeooo:paragraph-rsid="00013c1f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ECMAScript6</text:p>
      <text:p text:style-name="Preformatted_20_Text">03/12</text:p>
      <text:p text:style-name="Preformatted_20_Text">Dia 1: let, const, arrow functions e template literals</text:p>
      <text:p text:style-name="Preformatted_20_Text">Arrow functios</text:p>
      <text:p text:style-name="Preformatted_20_Text">Funções anônimas: </text:p>
      <text:p text:style-name="Preformatted_20_Text"><text:s text:c="4"/>• () =&gt; {}</text:p>
      <text:p text:style-name="Preformatted_20_Text"><text:s text:c="4"/>• text =&gt; ();</text:p>
      <text:p text:style-name="Preformatted_20_Text"><text:s text:c="4"/>• text =&gt; test;</text:p>
      <text:p text:style-name="Preformatted_20_Text"><text:s text:c="4"/>• (text) =&gt; {};</text:p>
      <text:p text:style-name="Preformatted_20_Text"><text:s text:c="4"/>• (text, text) =&gt; {};</text:p>
      <text:p text:style-name="Preformatted_20_Text">Template literals</text:p>
      <text:p text:style-name="Preformatted_20_Text"><text:s text:c="4"/>• `Texto: ${variavel}`</text:p>
      <text:p text:style-name="Preformatted_20_Text">Ternary operator</text:p>
      <text:p text:style-name="Preformatted_20_Text"><text:s text:c="4"/>• Text == “x” ? se V: se F;</text:p>
      <text:p text:style-name="Preformatted_20_Text">Aula ao vivo</text:p>
      <text:p text:style-name="Preformatted_20_Text">Hoisting: içamento, cria uma variável sem usar um let, const ou var. Ele cria automaticamente com o var porque ele pode ser redeclarado. </text:p>
      <text:p text:style-name="Preformatted_20_Text"><text:s text:c="4"/>• Nome = “Marcelle” → console.log(Nome);</text:p>
      <text:p text:style-name="Preformatted_20_Text"><text:s text:c="4"/>• var nome = “Murilo”;</text:p>
      <text:p text:style-name="Preformatted_20_Text"><text:s text:c="4"/>• Má prática.</text:p>
      <text:p text:style-name="Preformatted_20_Text">This</text:p>
      <text:p text:style-name="Preformatted_20_Text"><text:s text:c="4"/>• Representa o escopo atual.</text:p>
      <text:p text:style-name="Preformatted_20_Text"><text:s text:c="4"/>• O escopo global é o objeto window;</text:p>
      <text:p text:style-name="Preformatted_20_Text"><text:s text:c="4"/>• Só vê como escopo uma função, e nunca estruturas como if.</text:p>
      <text:p text:style-name="Preformatted_20_Text"><text:s text:c="4"/>• O escopo muda de acordo com quem chama a função.</text:p>
      <text:p text:style-name="Preformatted_20_Text"><text:s text:c="4"/>• É uma forma de chegar a um elemento em vez de usar o getElementy.</text:p>
      <text:p text:style-name="Preformatted_20_Text">Buuton.addEventListener (‘click’, init);</text:p>
      <text:p text:style-name="Preformatted_20_Text">function init () {</text:p>
      <text:p text:style-name="Preformatted_20_Text">this.style.display = ‘nome’;}</text:p>
      <text:p text:style-name="Preformatted_20_Text">Objetos</text:p>
      <text:p text:style-name="Preformatted_20_Text">06/12</text:p>
      <text:p text:style-name="Preformatted_20_Text">Adicionar chaves:</text:p>
      <text:p text:style-name="Preformatted_20_Text">objeto.nomeDaPropriedade .</text:p>
      <text:p text:style-name="Preformatted_20_Text"><text:s text:c="6"/>objeto[variavelQueContemONomeDaPropriedade] </text:p>
      <text:p text:style-name="Preformatted_20_Text"/>
      <text:p text:style-name="Preformatted_20_Text">Throw</text:p>
      <text:p text:style-name="Preformatted_20_Text">Erro customizado pelo usuário.</text:p>
      <text:p text:style-name="Preformatted_20_Text">Throw new Error (‘mensagem’);</text:p>
      <text:p text:style-name="Preformatted_20_Text">Throw muda o fluxo natural, interrompe a operação.</text:p>
      <text:p text:style-name="Preformatted_20_Text">Try..catch</text:p>
      <text:p text:style-name="Preformatted_20_Text">Tento fazer algo e com o catch eu faço outra coisa se cair num erro.</text:p>
      <text:p text:style-name="Preformatted_20_Text">catch(erro) {alert(erro.message)};</text:p>
      <text:p text:style-name="Preformatted_20_Text">Try e catch trabalham em conjunto.</text:p>
      <text:p text:style-name="Preformatted_20_Text">Finally</text:p>
      <text:p text:style-name="Preformatted_20_Text">Para instuções em comum no try...catch</text:p>
      <text:p text:style-name="Preformatted_20_Text">finally{}</text:p>
      <text:p text:style-name="Preformatted_20_Text">Includes</text:p>
      <text:p text:style-name="Preformatted_20_Text">Verificar se um objeto tem uma chave.</text:p>
      <text:p text:style-name="Preformatted_20_Text">Obj.includes(chave);</text:p>
      <text:p text:style-name="Preformatted_20_Text"/>
      <text:p text:style-name="Preformatted_20_Text">07/12</text:p>
      <text:p text:style-name="Preformatted_20_Text">Dia 3: Jest</text:p>
      <text:p text:style-name="Preformatted_20_Text">NodeJS</text:p>
      <text:p text:style-name="Preformatted_20_Text">Assert</text:p>
      <text:p text:style-name="Preformatted_20_Text"><text:s text:c="4"/>• Expressão com retorno booleano.</text:p>
      <text:p text:style-name="Preformatted_20_Text"><text:s text:c="4"/>• Usado em apenas um arquivo</text:p>
      <text:p text:style-name="Preformatted_20_Text"><text:s text:c="4"/>• Executa apenas um arquivo por vez. Preciso do shell para criar um script para avaliar vários arquivos.</text:p>
      <text:p text:style-name="Preformatted_20_Text"><text:s text:c="4"/>• Precisa executar todos os testes, não pode escolher apenas um.</text:p>
      <text:p text:style-name="Preformatted_20_Text"><text:s text:c="4"/>• Se um teste falha, a aplicação para e não é possível testar os próximos testes.</text:p>
      <text:p text:style-name="Preformatted_20_Text">Frameworks para testar ptoblemas</text:p>
      <text:p text:style-name="Preformatted_20_Text"><text:s text:c="4"/>• Jest, Jasmine, Mocha.</text:p>
      <text:p text:style-name="Preformatted_20_Text">Jest</text:p>
      <text:p text:style-name="Preformatted_20_Text"><text:soft-page-break/><text:s text:c="4"/>• Usado para testar programas maiores que vão em diferentes arquivos.</text:p>
      <text:p text:style-name="Preformatted_20_Text"><text:s text:c="4"/>• Instalar package.json: Criar uma pasta no projeto pelo terminal &gt; digitar: npm init -y;</text:p>
      <text:p text:style-name="Preformatted_20_Text"><text:s text:c="4"/>• Retorno: </text:p>
      <text:p text:style-name="Preformatted_20_Text">Wrote to /home/cleyton/Documents/meuApp/package.json:</text:p>
      <text:p text:style-name="Preformatted_20_Text"/>
      <text:p text:style-name="Preformatted_20_Text">{</text:p>
      <text:p text:style-name="Preformatted_20_Text"><text:s text:c="2"/>"name": "meuApp",</text:p>
      <text:p text:style-name="Preformatted_20_Text"><text:s text:c="2"/>"version": "1.0.0",</text:p>
      <text:p text:style-name="Preformatted_20_Text"><text:s text:c="2"/>"description": "",</text:p>
      <text:p text:style-name="Preformatted_20_Text"><text:s text:c="2"/>"main": "index.js",</text:p>
      <text:p text:style-name="Preformatted_20_Text"><text:s text:c="2"/>"scripts": {</text:p>
      <text:p text:style-name="Preformatted_20_Text"><text:s text:c="4"/>"test": "echo \"Error: no test specified\" &amp;&amp; exit 1"</text:p>
      <text:p text:style-name="Preformatted_20_Text"><text:s text:c="2"/>},</text:p>
      <text:p text:style-name="Preformatted_20_Text"><text:s text:c="2"/>"keywords": [],</text:p>
      <text:p text:style-name="Preformatted_20_Text"><text:s text:c="2"/>"author": "",</text:p>
      <text:p text:style-name="Preformatted_20_Text"><text:s text:c="2"/>"license": "ISC"</text:p>
      <text:p text:style-name="Preformatted_20_Text">}</text:p>
      <text:p text:style-name="Preformatted_20_Text"><text:s text:c="4"/>• A primeira chave "name", por padrão, terá o mesmo nome do diretório em que você criou o arquivo package.json . Ele representa o nome do seu projeto;</text:p>
      <text:p text:style-name="Preformatted_20_Text"><text:s text:c="4"/>• A versão atual do projeto é "1.0.0", ou seja a primeira versão;</text:p>
      <text:p text:style-name="Preformatted_20_Text"><text:s text:c="4"/>• Podemos adicionar alguma descrição na chave "description";</text:p>
      <text:p text:style-name="Preformatted_20_Text"><text:s text:c="4"/>• A chave "scripts" define um conjunto de scripts Node que podem ser executados.</text:p>
      <text:p text:style-name="Preformatted_20_Text"/>
      <text:p text:style-name="Preformatted_20_Text">Agora precisamos editar nosso package.json . Você deve ter observado que na chave "test" em "script" temos a seguinte informação: "test": "echo \"Error: no test specified\" &amp;&amp; exit 1" . Isso significa que a nossa aplicação ainda não possui um script que defina como lidar com testes. Então vamos trocar essa informação por "test": "jest" . Não se esqueça de salvar o arquivo. Após a alteração teremos algo parecido com:</text:p>
      <text:p text:style-name="Preformatted_20_Text">{</text:p>
      <text:p text:style-name="Preformatted_20_Text"><text:s text:c="2"/>"name": "meuApp",</text:p>
      <text:p text:style-name="Preformatted_20_Text"><text:s text:c="2"/>"version": "1.0.0",</text:p>
      <text:p text:style-name="Preformatted_20_Text"><text:s text:c="2"/>"description": "",</text:p>
      <text:p text:style-name="Preformatted_20_Text"><text:s text:c="2"/>"main": "index.js",</text:p>
      <text:p text:style-name="Preformatted_20_Text"><text:s text:c="2"/>"scripts": {</text:p>
      <text:p text:style-name="Preformatted_20_Text"><text:s text:c="4"/>"test": "jest"</text:p>
      <text:p text:style-name="Preformatted_20_Text"><text:s text:c="2"/>},</text:p>
      <text:p text:style-name="Preformatted_20_Text"><text:s text:c="2"/>"keywords": [],</text:p>
      <text:p text:style-name="Preformatted_20_Text"><text:s text:c="2"/>"author": "",</text:p>
      <text:p text:style-name="Preformatted_20_Text"><text:s text:c="2"/>"license": "ISC"</text:p>
      <text:p text:style-name="Preformatted_20_Text"><text:s/>}</text:p>
      <text:p text:style-name="Preformatted_20_Text"><text:s text:c="4"/>• Mudei o test para jest abrindo o vccode e diitando manualmente “jest”.</text:p>
      <text:p text:style-name="Preformatted_20_Text"><text:s text:c="4"/>• Depois precisa instalar o jest na pasta com o comando:</text:p>
      <text:p text:style-name="Preformatted_20_Text">npm install --save-dev jest</text:p>
      <text:p text:style-name="Preformatted_20_Text">Assim teremos 2 arquivos novas e no arquivo principal uma chave nova com a <text:s/>versão do jest que estamos usando.</text:p>
      <text:p text:style-name="Preformatted_20_Text"> O "devDependencies" define os pacotes instalados no projeto como dependências de desenvolvimento. Ou seja, são pacotes que serão importantes apenas para o desenvolvimento do projeto. Existe também uma chave chamada "dependencies", que, diferente da primeira, lista os pacotes instalados como dependências de produção.</text:p>
      <text:p text:style-name="Preformatted_20_Text">O node_modules é a pasta que guarda todos os arquivos baixados das dependências instaladas.</text:p>
      <text:p text:style-name="Preformatted_20_Text">O package-lock.json é um arquivo que “trava” as versões das dependências. Quando outra pessoa executar npm install ou npm i para baixar as dependências, este arquivo garante que serão instaladas as mesmas versões para todo mundo.</text:p>
      <text:p text:style-name="Preformatted_20_Text">Aqui vale ressaltar mais um ponto. Lembra do arquivo .gitignore que vimos anteriormente? O .gitignore é utilizado para especificar arquivos ou diretórios que não queremos que sejam rastreados pelo git .</text:p>
      <text:p text:style-name="Preformatted_20_Text">É considerado uma boa prática no desenvolvimento, inserir a pasta node_modules em um arquivo .gitignore em todo projeto que você criar. Isso porque essa pasta contém centenas de arquivos e o processo de adicionar o seu <text:soft-page-break/>projeto a um repositório remoto pode acarretar em mais tempo se você incluir essa pasta. Além disso, suponha que alguém vá realizar o clone do seu projeto, o processo também demoraria muito mais, visto que essa pasta contém muitos arquivos, mas pera aí, essa pasta não é importante porque guarda todos os arquivos das dependências instaladas? Sim, você tem razão, e é aí que os arquivos package.json e package-lock.json entram em cena. Ao clonar um projeto que contém dependências a serem instaladas, basta rodar dentro da pasta o comando npm install e todas as dependências e versões listadas nestes dois arquivos .json serão instaladas, criando a pasta node_modules .</text:p>
      <text:p text:style-name="Preformatted_20_Text"/>
      <text:p text:style-name="Preformatted_20_Text">Escrever testes em Jest é muito simples, como você deve ter percebido enquanto lia o artigo anterior. Tudo que é necessário é utilizar a função test . A função it é um alias para test , ou seja, ambas se referem à mesma função e você pode usar qualquer uma delas. Essas funções, por serem globais, ficam automaticamente disponíveis nos seus arquivos uma vez que o Jest é instalado.</text:p>
      <text:p text:style-name="Preformatted_20_Text">A função test espera três argumentos. O primeiro argumento é o nome do teste. Esse nome identifica o teste e é também o texto que aparecerá quando os testes forem executados. O segundo argumento é uma função contendo suas expectations . Em outras palavras, é dentro dessa função que você fará os testes propriamente ditos. O terceiro argumento (opcional) é um timeout , indicando quanto tempo o Jest deve esperar que o teste execute antes de abortá-lo.</text:p>
      <text:p text:style-name="Preformatted_20_Text">// sum.js</text:p>
      <text:p text:style-name="Preformatted_20_Text">const sum = (a, b) =&gt; a + b;</text:p>
      <text:p text:style-name="Preformatted_20_Text"/>
      <text:p text:style-name="Preformatted_20_Text">test('sums two values', () =&gt; {</text:p>
      <text:p text:style-name="Preformatted_20_Text"><text:s text:c="2"/>expect(sum(2, 3)).toEqual(5);</text:p>
      <text:p text:style-name="Preformatted_20_Text">});</text:p>
      <text:p text:style-name="Preformatted_20_Text"/>
      <text:p text:style-name="Preformatted_20_Text">Neste exemplo, tanto a implementação quanto os testes da função estão no mesmo arquivo. Na prática, porém, eles ficarão separados. Jest procura por arquivos com as extensões .js , .jsx , .ts e .tsx dentro de uma pasta com o nome __tests__ , ou arquivos com o sufixo .test ou .spec . É comum que o arquivo de teste tenha o mesmo nome e fique na mesma pasta do arquivo que está sendo testado, acrescido da sufixo .test.js :</text:p>
      <text:p text:style-name="Preformatted_20_Text">// sum.js</text:p>
      <text:p text:style-name="Preformatted_20_Text">const sum = (a, b) =&gt; a + b;</text:p>
      <text:p text:style-name="Preformatted_20_Text"/>
      <text:p text:style-name="Preformatted_20_Text">module.exports = sum;</text:p>
      <text:p text:style-name="Preformatted_20_Text"/>
      <text:p text:style-name="Preformatted_20_Text">// sum.test.js</text:p>
      <text:p text:style-name="Preformatted_20_Text">const sum = require('./sum');</text:p>
      <text:p text:style-name="Preformatted_20_Text"/>
      <text:p text:style-name="Preformatted_20_Text">test('sums two values', () =&gt; {</text:p>
      <text:p text:style-name="Preformatted_20_Text"><text:s text:c="2"/>expect(sum(2, 3)).toBe(5);</text:p>
      <text:p text:style-name="Preformatted_20_Text">});</text:p>
      <text:p text:style-name="Preformatted_20_Text"/>
      <text:p text:style-name="Preformatted_20_Text">A linha module.exports = sum exporta a função sum no primeiro arquivo para que possa ser utilizada em outros módulos. No segundo arquivo, utilizamos require('./sum') para importar a função sum . Veja a seção de recursos adicionais para entender mais sobre como importar e exportar módulos em Node.js .</text:p>
      <text:p text:style-name="Preformatted_20_Text"/>
      <text:p text:style-name="Preformatted_20_Text">Expectation Match</text:p>
      <text:p text:style-name="Preformatted_20_Text"><text:s text:c="4"/>• toBe , que utilizamos no exemplo anterior, é o matcher mais simples. Esse matcher testa igualdade estrita entre o valor passado para expect e seu argumento. Isso significa, por exemplo, que um teste com o expectation abaixo falharia porque a string "5" não é igual ao número 5. → expect(5).toBe(“5”)</text:p>
      <text:p text:style-name="Preformatted_20_Text"><text:s text:c="4"/>• Para compreendermos a diferença entre toEqual e toBe , precisamos entender que no JavaScript existem duas formas de atribuir valores. A primeira é para a variável e a segunda é para propriedade do objeto, bem como ao passar argumentos para uma função. Essas formas de atribuição são conhecidas por valor e referência .</text:p>
      <text:p text:style-name="Preformatted_20_Text">Para nos aprofundarmos nessas duas formas, é importante entender os tipos de dados, que separamos em tipos primitivos (Ex. number, string, boolean, etc) <text:soft-page-break/>e objetos (Ex. Objetos, Funções, Arrays, etc).</text:p>
      <text:p text:style-name="Preformatted_20_Text">Os tipos primitivos a atribuição ocorre por valor , ou seja, uma cópia do valor original, pois eles são imutáveis. Eles são como gêmeos, uma vez o primeiro gêmeo corta seu cabelo, o segundo não terá seu cabelo alterado. </text:p>
      <text:p text:style-name="Preformatted_20_Text"><text:s text:c="4"/>• Por outro lado, os objetos tem atribuição por referência , ou seja, a cada vez que você cria um novo objeto, cria-se um novo espaço na memória para ele. Eles são mutáveis, por tanto podemos considerar que é uma forma de criar um apelido ( alias ) para o original, ou seja, você pode ser chamado pelo seu nome ou por seu apelido, mas você é uma pessoa única, não é possível criar um clone seu.</text:p>
      <text:p text:style-name="Preformatted_20_Text"><text:s text:c="4"/>• Isso significa que objetos e arrays com conteúdo iguais são considerados diferentes no JavaScript . Para testar igualdade de objetos e arrays, é preciso usar o matcher toEqual , que acessa cada elemento do objeto ou array, fazendo um trabalho de comparação específico e que retorna uma resposta mais voltada para a necessidade dos testes:</text:p>
      <text:p text:style-name="Preformatted_20_Text"/>
      <text:p text:style-name="Preformatted_20_Text">test('array and object equality', () =&gt; {</text:p>
      <text:p text:style-name="Preformatted_20_Text"><text:s text:c="2"/>const arr = [1, 2 ,3];</text:p>
      <text:p text:style-name="Preformatted_20_Text"><text:s text:c="2"/>const obj = { a: 1, b: 2, c: 3};</text:p>
      <text:p text:style-name="Preformatted_20_Text"/>
      <text:p text:style-name="Preformatted_20_Text"><text:s text:c="2"/>expect(arr).toBe([1, 2, 3]); // fails</text:p>
      <text:p text:style-name="Preformatted_20_Text"><text:s text:c="2"/>expect(obj).toBe({ a: 1, b: 2, c: 3}); // fails</text:p>
      <text:p text:style-name="Preformatted_20_Text"><text:s text:c="2"/>expect(arr).toEqual([1, 2, 3]); // OK</text:p>
      <text:p text:style-name="Preformatted_20_Text"><text:s text:c="2"/>expect(obj).toEqual({ a: 1, b: 2, c: 3}); // OK</text:p>
      <text:p text:style-name="Preformatted_20_Text">});</text:p>
      <text:p text:style-name="Preformatted_20_Text"/>
      <text:p text:style-name="Preformatted_20_Text"/>
      <text:p text:style-name="Preformatted_20_Text">Aula ao vivo</text:p>
      <text:p text:style-name="Preformatted_20_Text">07/12</text:p>
      <text:p text:style-name="Preformatted_20_Text">npm → vejo se está instalado;</text:p>
      <text:p text:style-name="Preformatted_20_Text">npm init → tutorial</text:p>
      <text:p text:style-name="Preformatted_20_Text">Vulnerabilities: significa que as bibliotecas estão desatualizadas, usamos o audit para atualizar, mas não se deve atualizar porque cada projeto foi criado numa versão específica</text:p>
      <text:p text:style-name="Preformatted_20_Text">Para rodar coisas escrevemos: npm run → depois colocamos as palavras que estão dentro de srcipts como chave.</text:p>
      <text:p text:style-name="Preformatted_20_Text">Describe (“descreve função”, () =&gt; {it(“descreve”, () =&gt; {expect().toBe()}})</text:p>
      <text:p text:style-name="Preformatted_20_Text">Matches</text:p>
      <text:p text:style-name="Preformatted_20_Text"><text:s text:c="4"/>• String → toMatch();</text:p>
      <text:p text:style-name="Preformatted_20_Text"><text:s text:c="4"/>• Array → ToContain(), .toContainEqual(), .toHaveLength();</text:p>
      <text:p text:style-name="Preformatted_20_Text"><text:s text:c="4"/>• Objeto → .toHaveProperty();</text:p>
      <text:p text:style-name="Preformatted_20_Text">Exceções</text:p>
      <text:p text:style-name="Preformatted_20_Text"><text:s text:c="4"/>• .toThrow();</text:p>
      <text:p text:style-name="Preformatted_20_Text">Forçar o jest a rodar: npm install -g jest</text:p>
      <text:p text:style-name="Preformatted_20_Text">Describe</text:p>
      <text:p text:style-name="Preformatted_20_Text">A função describe cria um bloco para agrupar vários testes. Isso é útil para melhorar a organização dos seus testes. Você pode utilizar describe , por exemplo, para separar testes de funções diferentes em um mesmo arquivo, ou para agrupar testes relacionados dentro de uma função complexa que requer muitos testes. É possível aninhar blocos describe arbitrariamente. Dentro de cada bloco, qualquer declaração de variáveis ou funções é local a este bloco. Leia os exemplos na documentação do Jest para fixar.</text:p>
      <text:p text:style-name="Preformatted_20_Text"/>
      <text:p text:style-name="P1">NPM</text:p>
      <text:p text:style-name="P1"/>
      <text:p text:style-name="Preformatted_20_Text"/>
      <text:p text:style-name="Preformatted_20_Text"/>
      <text:p text:style-name="P2">npm test tests/average.spec.js 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8T19:38:41.559490091</dc:date>
    <meta:editing-duration>PT3H16M9S</meta:editing-duration>
    <meta:editing-cycles>1</meta:editing-cycles>
    <meta:document-statistic meta:table-count="0" meta:image-count="0" meta:object-count="0" meta:page-count="4" meta:paragraph-count="151" meta:word-count="1684" meta:character-count="10256" meta:non-whitespace-character-count="8497"/>
    <meta:generator>LibreOffice/6.4.7.2$Linux_X86_64 LibreOffice_project/40$Build-2</meta:generator>
  </office:meta>
</office:document-meta>
</file>